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Roboto Lt" svg:font-family="'Roboto L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80.02mm" style:rel-width="100%" table:align="left"/>
    </style:style>
    <style:style style:name="Table2.A" style:family="table-column">
      <style:table-column-properties style:column-width="94.86mm" style:rel-column-width="34532*"/>
    </style:style>
    <style:style style:name="Table2.B" style:family="table-column">
      <style:table-column-properties style:column-width="85.16mm" style:rel-column-width="31002*"/>
    </style:style>
    <style:style style:name="Table2.A1" style:family="table-cell">
      <style:table-cell-properties style:vertical-align="middle" fo:padding="0.49mm" fo:border="none"/>
    </style:style>
    <style:style style:name="Table3" style:family="table">
      <style:table-properties style:width="179.21mm" table:align="left"/>
    </style:style>
    <style:style style:name="Table3.A" style:family="table-column">
      <style:table-column-properties style:column-width="24.15mm"/>
    </style:style>
    <style:style style:name="Table3.B" style:family="table-column">
      <style:table-column-properties style:column-width="5.04mm"/>
    </style:style>
    <style:style style:name="Table3.C" style:family="table-column">
      <style:table-column-properties style:column-width="150.02mm"/>
    </style:style>
    <style:style style:name="Table3.A1" style:family="table-cell">
      <style:table-cell-properties style:vertical-align="middle" fo:padding="0.49mm" fo:border="none"/>
    </style:style>
    <style:style style:name="Table3.A2" style:family="table-cell">
      <style:table-cell-properties style:vertical-align="" fo:padding="0.49mm" fo:border="none"/>
    </style:style>
    <style:style style:name="Table4" style:family="table">
      <style:table-properties style:width="158.26mm" table:align="left"/>
    </style:style>
    <style:style style:name="Table4.A" style:family="table-column">
      <style:table-column-properties style:column-width="28.45mm"/>
    </style:style>
    <style:style style:name="Table4.B" style:family="table-column">
      <style:table-column-properties style:column-width="129.8mm"/>
    </style:style>
    <style:style style:name="Table4.A1" style:family="table-cell">
      <style:table-cell-properties style:vertical-align="middle" fo:padding="0.49mm" fo:border="none"/>
    </style:style>
    <style:style style:name="Table5" style:family="table">
      <style:table-properties style:width="164.04mm" table:align="left"/>
    </style:style>
    <style:style style:name="Table5.A" style:family="table-column">
      <style:table-column-properties style:column-width="11.91mm"/>
    </style:style>
    <style:style style:name="Table5.B" style:family="table-column">
      <style:table-column-properties style:column-width="152.14mm"/>
    </style:style>
    <style:style style:name="Table5.A1" style:family="table-cell">
      <style:table-cell-properties style:vertical-align="middle" fo:padding="0.49mm" fo:border="none"/>
    </style:style>
    <style:style style:name="Table6" style:family="table">
      <style:table-properties style:width="121.37mm" table:align="left"/>
    </style:style>
    <style:style style:name="Table6.A" style:family="table-column">
      <style:table-column-properties style:column-width="23.81mm"/>
    </style:style>
    <style:style style:name="Table6.B" style:family="table-column">
      <style:table-column-properties style:column-width="97.56mm"/>
    </style:style>
    <style:style style:name="Table6.A1" style:family="table-cell">
      <style:table-cell-properties style:vertical-align="middle" fo:padding="0.49mm" fo:border="none"/>
    </style:style>
    <style:style style:name="Table7" style:family="table">
      <style:table-properties style:width="142.54mm" table:align="left"/>
    </style:style>
    <style:style style:name="Table7.A" style:family="table-column">
      <style:table-column-properties style:column-width="22.12mm"/>
    </style:style>
    <style:style style:name="Table7.B" style:family="table-column">
      <style:table-column-properties style:column-width="120.42mm"/>
    </style:style>
    <style:style style:name="Table7.A1" style:family="table-cell">
      <style:table-cell-properties style:vertical-align="middle" fo:padding="0.49mm" fo:border="none"/>
    </style:style>
    <style:style style:name="Table8" style:family="table">
      <style:table-properties style:width="163.71mm" table:align="left"/>
    </style:style>
    <style:style style:name="Table8.A" style:family="table-column">
      <style:table-column-properties style:column-width="39.49mm"/>
    </style:style>
    <style:style style:name="Table8.B" style:family="table-column">
      <style:table-column-properties style:column-width="124.21mm"/>
    </style:style>
    <style:style style:name="Table8.A1" style:family="table-cell">
      <style:table-cell-properties style:vertical-align="middle" fo:padding="0.49mm" fo:border="none"/>
    </style:style>
    <style:style style:name="Table9" style:family="table">
      <style:table-properties style:width="116.91mm" table:align="left"/>
    </style:style>
    <style:style style:name="Table9.A" style:family="table-column">
      <style:table-column-properties style:column-width="24.77mm"/>
    </style:style>
    <style:style style:name="Table9.B" style:family="table-column">
      <style:table-column-properties style:column-width="92.15mm"/>
    </style:style>
    <style:style style:name="Table9.A1" style:family="table-cell">
      <style:table-cell-properties style:vertical-align="middle" fo:padding="0.49mm" fo:border="none"/>
    </style:style>
    <style:style style:name="Table10" style:family="table">
      <style:table-properties style:width="175.9mm" table:align="left"/>
    </style:style>
    <style:style style:name="Table10.A" style:family="table-column">
      <style:table-column-properties style:column-width="26.46mm"/>
    </style:style>
    <style:style style:name="Table10.B" style:family="table-column">
      <style:table-column-properties style:column-width="3.63mm"/>
    </style:style>
    <style:style style:name="Table10.C" style:family="table-column">
      <style:table-column-properties style:column-width="145.8mm"/>
    </style:style>
    <style:style style:name="Table10.A1" style:family="table-cell">
      <style:table-cell-properties style:vertical-align="middle" fo:padding="0.49mm" fo:border="none"/>
    </style:style>
    <style:style style:name="Table10.A3" style:family="table-cell">
      <style:table-cell-properties style:vertical-align="" fo:padding="0.49mm" fo:border="none"/>
    </style:style>
    <style:style style:name="P1" style:family="paragraph" style:parent-style-name="Standard">
      <style:text-properties style:font-name="Roboto Lt"/>
    </style:style>
    <style:style style:name="P2" style:family="paragraph" style:parent-style-name="Text_20_body">
      <style:paragraph-properties fo:margin-top="0mm" fo:margin-bottom="0mm" style:contextual-spacing="false"/>
      <style:text-properties style:font-name="Roboto Lt"/>
    </style:style>
    <style:style style:name="P3" style:family="paragraph" style:parent-style-name="Text_20_body">
      <style:paragraph-properties fo:margin-top="0mm" fo:margin-bottom="0mm" style:contextual-spacing="false"/>
      <style:text-properties fo:font-variant="normal" fo:text-transform="none" fo:color="#000000" style:font-name="Roboto Lt" fo:font-size="14pt" fo:letter-spacing="normal" fo:font-style="normal" fo:font-weight="normal"/>
    </style:style>
    <style:style style:name="P4" style:family="paragraph" style:parent-style-name="Table_20_Contents">
      <style:text-properties style:font-name="Roboto Lt"/>
    </style:style>
    <style:style style:name="P5" style:family="paragraph" style:parent-style-name="Table_20_Contents">
      <style:text-properties style:font-name="Roboto Lt" fo:font-size="2pt" style:font-size-asian="2pt" style:font-size-complex="2pt"/>
    </style:style>
    <style:style style:name="P6" style:family="paragraph" style:parent-style-name="Table_20_Contents">
      <style:text-properties style:font-name="Roboto Lt"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text-properties fo:color="#333333"/>
    </style:style>
    <style:style style:name="P9" style:family="paragraph" style:parent-style-name="Table_20_Contents">
      <style:text-properties fo:color="#333333" style:font-name="Roboto Lt"/>
    </style:style>
    <style:style style:name="P10" style:family="paragraph" style:parent-style-name="Table_20_Contents">
      <style:text-properties fo:color="#333333" style:font-name="Roboto Lt" fo:font-size="12pt" style:font-size-asian="12pt" style:font-size-complex="12pt"/>
    </style:style>
    <style:style style:name="P11" style:family="paragraph" style:parent-style-name="Table_20_Contents">
      <style:paragraph-properties fo:text-align="end" style:justify-single-word="false"/>
      <style:text-properties fo:color="#333333" style:font-name="Roboto Lt" fo:font-size="12pt" style:font-size-asian="12pt" style:font-size-complex="12pt"/>
    </style:style>
    <style:style style:name="P12" style:family="paragraph" style:parent-style-name="Table_20_Contents">
      <style:paragraph-properties style:vertical-align="top"/>
      <style:text-properties fo:color="#333333" style:font-name="Roboto Lt" fo:font-size="12pt" style:font-size-asian="12pt" style:font-size-complex="12pt"/>
    </style:style>
    <style:style style:name="P13" style:family="paragraph" style:parent-style-name="Table_20_Contents">
      <style:text-properties fo:color="#333333" style:font-name="Roboto Lt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fo:color="#333333" style:font-name="Roboto Lt" fo:font-size="2pt" style:font-size-asian="2pt" style:font-size-complex="2pt"/>
    </style:style>
    <style:style style:name="P15" style:family="paragraph" style:parent-style-name="Heading_20_2">
      <style:paragraph-properties fo:margin-top="0mm" fo:margin-bottom="2.54mm" style:contextual-spacing="false" fo:text-align="center" style:justify-single-word="false" fo:background-color="#e8e8ff" fo:padding="0mm" fo:border="none">
        <style:background-image/>
      </style:paragraph-properties>
      <style:text-properties fo:text-transform="uppercase" fo:color="#000000" style:font-name="Roboto Lt" fo:font-size="18pt" fo:letter-spacing="normal" fo:font-style="normal" fo:font-weight="normal"/>
    </style:style>
    <style:style style:name="P16" style:family="paragraph" style:parent-style-name="Heading_20_2">
      <style:paragraph-properties fo:margin-top="0mm" fo:margin-bottom="2.54mm" style:contextual-spacing="false" fo:text-align="center" style:justify-single-word="false" fo:background-color="#e8e8ff" fo:padding="0mm" fo:border="none">
        <style:background-image/>
      </style:paragraph-properties>
      <style:text-properties fo:text-transform="uppercase" fo:color="#000000" style:font-name="Roboto Lt" fo:font-size="18pt" fo:letter-spacing="normal" fo:font-style="normal" fo:font-weight="normal" officeooo:paragraph-rsid="001b42d0"/>
    </style:style>
    <style:style style:name="P17" style:family="paragraph" style:parent-style-name="Heading_20_1">
      <style:paragraph-properties fo:margin-top="0mm" fo:margin-bottom="5.08mm" style:contextual-spacing="false" fo:text-align="center" style:justify-single-word="false"/>
      <style:text-properties fo:text-transform="uppercase" fo:color="#000000" style:font-name="Roboto Lt" fo:font-size="20pt" fo:letter-spacing="normal" fo:font-style="normal" style:text-underline-style="solid" style:text-underline-width="auto" style:text-underline-color="font-color" fo:font-weight="normal" style:font-size-asian="20pt" style:font-size-complex="20pt"/>
    </style:style>
    <style:style style:name="P18" style:family="paragraph" style:parent-style-name="Table_20_Contents">
      <style:text-properties fo:font-variant="normal" fo:text-transform="none" fo:color="#333333" style:font-name="Roboto Lt" fo:font-size="12pt" fo:letter-spacing="normal" fo:font-style="normal" fo:font-weight="normal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Roboto Lt" fo:font-size="12pt" style:font-size-asian="12pt" style:font-size-complex="12pt"/>
    </style:style>
    <style:style style:name="T5" style:family="text">
      <style:text-properties style:font-name="Roboto Lt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333333" style:font-name="Roboto Lt"/>
    </style:style>
    <style:style style:name="Sect1" style:family="section">
      <style:section-properties fo:margin-left="0mm" fo:margin-right="0mm"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main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4"><text:span text:style-name="T3">Benoît Lubek</text:span><text:span text:style-name="T6"><text:line-break/>19 avenue de Choisy<text:line-break/>75013 Paris<text:line-break/>FRANCE</text:span><text:line-break/>French nationality.</text:p>
            </table:table-cell>
            <table:table-cell table:style-name="Table2.A1" office:value-type="string">
              <text:p text:style-name="P7"><text:span text:style-name="T7">+33 1 45 82 40 87<text:line-break/>blubek@jraf.org<text:line-break/></text:span><text:a xlink:type="simple" xlink:href="" office:target-frame-name="_blank" xlink:show="new"><text:span text:style-name="T7">JRAF.org</text:span></text:a></text:p>
            </table:table-cell>
          </table:table-row>
        </table:table>
        <text:h text:style-name="P17" text:outline-level="1">SOFTWARE ENGINEER</text:h>
        <text:h text:style-name="P15" text:outline-level="2">EMPLOYMENT HISTORY</text:h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10">Current </text:p>
            </table:table-cell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13">Freelance (undisclosed customer.)</text:p>
            </table:table-cell>
          </table:table-row>
          <table:table-row>
            <table:table-cell table:style-name="Table3.A2" office:value-type="string">
              <text:p text:style-name="P10">Jun. 2012</text:p>
            </table:table-cell>
            <table:table-cell table:style-name="Table3.A2" office:value-type="string">
              <text:p text:style-name="P12"> . </text:p>
            </table:table-cell>
            <table:table-cell table:style-name="Table3.A1" office:value-type="string">
              <text:p text:style-name="P10">Development on an Android app to help families organize, communicate and share.</text:p>
            </table:table-cell>
          </table:table-row>
          <table:table-row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10"> . </text:p>
            </table:table-cell>
            <table:table-cell table:style-name="Table3.A1" office:value-type="string">
              <text:p text:style-name="P10">Strong focus on the UI/UX aspect.</text:p>
            </table:table-cell>
          </table:table-row>
          <table:table-row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10"> . </text:p>
            </table:table-cell>
            <table:table-cell table:style-name="Table3.A1" office:value-type="string">
              <text:p text:style-name="P10">Implemented a full-featured calendar with month and next events views.</text:p>
            </table:table-cell>
          </table:table-row>
          <table:table-row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10"> . </text:p>
            </table:table-cell>
            <table:table-cell table:style-name="Table3.A1" office:value-type="string">
              <text:p text:style-name="P10">Communication with the REST/JSON API.</text:p>
            </table:table-cell>
          </table:table-row>
          <table:table-row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10"> . </text:p>
            </table:table-cell>
            <table:table-cell table:style-name="Table3.A1" office:value-type="string">
              <text:p text:style-name="P10">Customized the software for customers (branding, integration.)</text:p>
            </table:table-cell>
          </table:table-row>
          <table:table-row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10"><text:span text:style-name="T1">Environment</text:span>: <text:span text:style-name="T2">Android, Java, Custom UI components, C2DM/GCM, In-app purchase, Google Analytics, Content Provider, JSON, Git, Jenkins, Eclipse.</text:span></text:p>
            </table:table-cell>
          </table:table-row>
          <table:table-row>
            <table:table-cell table:style-name="Table3.A1" office:value-type="string">
              <text:p text:style-name="P10"> </text:p>
            </table:table-cell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10"/>
            </table:table-cell>
          </table:table-row>
          <table:table-row>
            <table:table-cell table:style-name="Table3.A1" office:value-type="string">
              <text:p text:style-name="P10">2012</text:p>
            </table:table-cell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8"><text:span text:style-name="T5">Plizy</text:span><text:span text:style-name="T5">, software publisher, Paris, France.</text:span></text:p>
            </table:table-cell>
          </table:table-row>
          <table:table-row>
            <table:table-cell table:style-name="Table3.A1" office:value-type="string">
              <text:p text:style-name="P10">2011</text:p>
            </table:table-cell>
            <table:table-cell table:style-name="Table3.A1" office:value-type="string">
              <text:p text:style-name="P10"> . </text:p>
            </table:table-cell>
            <table:table-cell table:style-name="Table3.A1" office:value-type="string">
              <text:p text:style-name="P8"><text:span text:style-name="T4">Development of the </text:span><text:span text:style-name="T4">Plizy app</text:span><text:span text:style-name="T4"> for Android tablets (a video aggregator / player.)</text:span></text:p>
            </table:table-cell>
          </table:table-row>
          <table:table-row>
            <table:table-cell table:style-name="Table3.A1" office:value-type="string">
              <text:p text:style-name="P10"/>
            </table:table-cell>
            <table:table-cell table:style-name="Table3.A2" office:value-type="string">
              <text:p text:style-name="P10"> . </text:p>
            </table:table-cell>
            <table:table-cell table:style-name="Table3.A1" office:value-type="string">
              <text:p text:style-name="P10">Started from scratch and was responsible for the project from the inception to the publication on the Play Store.</text:p>
            </table:table-cell>
          </table:table-row>
          <table:table-row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10"> . </text:p>
            </table:table-cell>
            <table:table-cell table:style-name="Table3.A1" office:value-type="string">
              <text:p text:style-name="P10">Communication with the REST/JSON API.</text:p>
            </table:table-cell>
          </table:table-row>
          <table:table-row>
            <table:table-cell table:style-name="Table3.A1" office:value-type="string">
              <text:p text:style-name="P10"/>
            </table:table-cell>
            <table:table-cell table:style-name="Table3.A2" office:value-type="string">
              <text:p text:style-name="P10"> . </text:p>
            </table:table-cell>
            <table:table-cell table:style-name="Table3.A1" office:value-type="string">
              <text:p text:style-name="P10">Developed a video player using a VideoView or a WebView depending on the provider (YouTube, Vimeo, Dailymotion, …)</text:p>
            </table:table-cell>
          </table:table-row>
          <table:table-row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10"> . </text:p>
            </table:table-cell>
            <table:table-cell table:style-name="Table3.A1" office:value-type="string">
              <text:p text:style-name="P10">Designed and implemented an image caching mechanism for the thumbnails.</text:p>
            </table:table-cell>
          </table:table-row>
          <table:table-row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10"><text:span text:style-name="T1">Environment</text:span>: <text:span text:style-name="T2">Android, Java, Animations, VideoView, WebView, Content Provider, Facebook, Twitter, JSON, Git, Jenkins, Eclipse.</text:span></text:p>
            </table:table-cell>
          </table:table-row>
          <table:table-row>
            <table:table-cell table:style-name="Table3.A1" office:value-type="string">
              <text:p text:style-name="P10"> </text:p>
            </table:table-cell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10"/>
            </table:table-cell>
          </table:table-row>
          <table:table-row>
            <table:table-cell table:style-name="Table3.A1" office:value-type="string">
              <text:p text:style-name="P10">2011</text:p>
            </table:table-cell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8"><text:span text:style-name="T5">Vox Mobili</text:span><text:span text:style-name="T5">, software publisher, Paris, France.</text:span></text:p>
            </table:table-cell>
          </table:table-row>
          <table:table-row>
            <table:table-cell table:style-name="Table3.A2" office:value-type="string">
              <text:p text:style-name="P10">2008</text:p>
            </table:table-cell>
            <table:table-cell table:style-name="Table3.A2" office:value-type="string">
              <text:p text:style-name="P10"> . </text:p>
            </table:table-cell>
            <table:table-cell table:style-name="Table3.A1" office:value-type="string">
              <text:p text:style-name="P8"><text:span text:style-name="T4">Development on the </text:span><text:span text:style-name="T4">Phonebook 2.0 app</text:span><text:span text:style-name="T4"> for Android (a synchronized and social address book.)</text:span></text:p>
            </table:table-cell>
          </table:table-row>
          <table:table-row>
            <table:table-cell table:style-name="Table3.A1" office:value-type="string">
              <text:p text:style-name="P10"/>
            </table:table-cell>
            <table:table-cell table:style-name="Table3.A2" office:value-type="string">
              <text:p text:style-name="P10"> . </text:p>
            </table:table-cell>
            <table:table-cell table:style-name="Table3.A1" office:value-type="string">
              <text:p text:style-name="P10">Designed and implemented a generic engine that integrates with social networks (Twitter, Facebook, LinkedIn, MySpace, …) and managed developers implementing connectors using this engine.</text:p>
            </table:table-cell>
          </table:table-row>
          <table:table-row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10"> . </text:p>
            </table:table-cell>
            <table:table-cell table:style-name="Table3.A1" office:value-type="string">
              <text:p text:style-name="P10">Implemented presence / chat features using the RCS protocol.</text:p>
            </table:table-cell>
          </table:table-row>
          <table:table-row>
            <table:table-cell table:style-name="Table3.A1" office:value-type="string">
              <text:p text:style-name="P10"/>
            </table:table-cell>
            <table:table-cell table:style-name="Table3.A2" office:value-type="string">
              <text:p text:style-name="P10"> . </text:p>
            </table:table-cell>
            <table:table-cell table:style-name="Table3.A1" office:value-type="string">
              <text:p text:style-name="P10">Server-side development on the PIM product (synchronized address book, calendar, tasks, pictures / videos, etc.)</text:p>
            </table:table-cell>
          </table:table-row>
          <table:table-row>
            <table:table-cell table:style-name="Table3.A1" office:value-type="string">
              <text:p text:style-name="P10"/>
            </table:table-cell>
            <table:table-cell table:style-name="Table3.A2" office:value-type="string">
              <text:p text:style-name="P10"> . </text:p>
            </table:table-cell>
            <table:table-cell table:style-name="Table3.A1" office:value-type="string">
              <text:p text:style-name="P10">Customized the software for customers: T-Mobile, Bouygues Telecom, Orange, Telstra.</text:p>
            </table:table-cell>
          </table:table-row>
          <table:table-row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10"><text:span text:style-name="T1">Environment</text:span>: <text:span text:style-name="T2">Android, Java, J2EE, Javascript, Ajax, JSON, SOAP, SyncML, Oracle, Tomcat, Subversion, Eclipse.</text:span></text:p>
            </table:table-cell>
          </table:table-row>
          <table:table-row>
            <table:table-cell table:style-name="Table3.A1" office:value-type="string">
              <text:p text:style-name="P10"> </text:p>
            </table:table-cell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10"/>
            </table:table-cell>
          </table:table-row>
          <text:soft-page-break/>
          <table:table-row>
            <table:table-cell table:style-name="Table3.A1" office:value-type="string">
              <text:p text:style-name="P10">2008</text:p>
            </table:table-cell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8"><text:span text:style-name="T5">Oalia</text:span><text:span text:style-name="T5">, software publisher, Suresnes, France.</text:span></text:p>
            </table:table-cell>
          </table:table-row>
          <table:table-row>
            <table:table-cell table:style-name="Table3.A1" office:value-type="string">
              <text:p text:style-name="P10">2006</text:p>
            </table:table-cell>
            <table:table-cell table:style-name="Table3.A1" office:value-type="string">
              <text:p text:style-name="P10"> . </text:p>
            </table:table-cell>
            <table:table-cell table:style-name="Table3.A1" office:value-type="string">
              <text:p text:style-name="P10">Maintained and enhanced the in-house Framework.</text:p>
            </table:table-cell>
          </table:table-row>
          <table:table-row>
            <table:table-cell table:style-name="Table3.A1" office:value-type="string">
              <text:p text:style-name="P10"/>
            </table:table-cell>
            <table:table-cell table:style-name="Table3.A2" office:value-type="string">
              <text:p text:style-name="P10"> . </text:p>
            </table:table-cell>
            <table:table-cell table:style-name="Table3.A1" office:value-type="string">
              <text:p text:style-name="P10">Development on the OSRM / OSPM v3 and v4 products (spend management software.)</text:p>
            </table:table-cell>
          </table:table-row>
          <table:table-row>
            <table:table-cell table:style-name="Table3.A1" office:value-type="string">
              <text:p text:style-name="P10"/>
            </table:table-cell>
            <table:table-cell table:style-name="Table3.A2" office:value-type="string">
              <text:p text:style-name="P10"> . </text:p>
            </table:table-cell>
            <table:table-cell table:style-name="Table3.A1" office:value-type="string">
              <text:p text:style-name="P10">Designed and implemented the Supplier Portal module (remote application communicating using Web Services.)</text:p>
            </table:table-cell>
          </table:table-row>
          <table:table-row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10"><text:span text:style-name="T1">Environment</text:span>: <text:span text:style-name="T2">Java, J2EE, Hibernate, Turbine, Velocity, Ajax, SOAP, Axis, Oracle, Tomcat, Weblogic, Subversion, Maven, Eclipse.</text:span></text:p>
            </table:table-cell>
          </table:table-row>
          <table:table-row>
            <table:table-cell table:style-name="Table3.A1" office:value-type="string">
              <text:p text:style-name="P10"> </text:p>
            </table:table-cell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10"/>
            </table:table-cell>
          </table:table-row>
          <table:table-row>
            <table:table-cell table:style-name="Table3.A1" office:value-type="string">
              <text:p text:style-name="P10">2006</text:p>
            </table:table-cell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8"><text:span text:style-name="T5">Pegasis</text:span><text:span text:style-name="T5">, IT services company and software publisher, Paris, France.</text:span></text:p>
            </table:table-cell>
          </table:table-row>
          <table:table-row>
            <table:table-cell table:style-name="Table3.A2" office:value-type="string">
              <text:p text:style-name="P10">2003</text:p>
            </table:table-cell>
            <table:table-cell table:style-name="Table3.A2" office:value-type="string">
              <text:p text:style-name="P10"> . </text:p>
            </table:table-cell>
            <table:table-cell table:style-name="Table3.A1" office:value-type="string">
              <text:p text:style-name="P10">Development on web applications (internet/intranet) for customers: France Télécom, l'Apec, Casino, Le Mémorial de la Shoah, Planète TP.</text:p>
            </table:table-cell>
          </table:table-row>
          <table:table-row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10"> . </text:p>
            </table:table-cell>
            <table:table-cell table:style-name="Table3.A1" office:value-type="string">
              <text:p text:style-name="P10">Used Pegasis' internal framework (MVC2 model) and Délia CMS.</text:p>
            </table:table-cell>
          </table:table-row>
          <table:table-row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10"><text:span text:style-name="T1">Environment</text:span>: <text:span text:style-name="T2">Java, J2EE (JSP/Servlets/Taglibs), Tiles, SQL, Oracle, CVS, Tomcat, Ant, IntelliJ, Eclipse.</text:span></text:p>
            </table:table-cell>
          </table:table-row>
          <table:table-row>
            <table:table-cell table:style-name="Table3.A1" office:value-type="string">
              <text:p text:style-name="P10"> </text:p>
            </table:table-cell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10"/>
            </table:table-cell>
          </table:table-row>
          <table:table-row>
            <table:table-cell table:style-name="Table3.A1" office:value-type="string">
              <text:p text:style-name="P10">2003</text:p>
            </table:table-cell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8"><text:span text:style-name="T5">Icom Informatique</text:span><text:span text:style-name="T5">, software publisher, Charenton, France.</text:span></text:p>
            </table:table-cell>
          </table:table-row>
          <table:table-row>
            <table:table-cell table:style-name="Table3.A1" office:value-type="string">
              <text:p text:style-name="P10">2001</text:p>
            </table:table-cell>
            <table:table-cell table:style-name="Table3.A1" office:value-type="string">
              <text:p text:style-name="P10"> . </text:p>
            </table:table-cell>
            <table:table-cell table:style-name="Table3.A1" office:value-type="string">
              <text:p text:style-name="P10">Development on the web and Swing applications.</text:p>
            </table:table-cell>
          </table:table-row>
          <table:table-row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10"> . </text:p>
            </table:table-cell>
            <table:table-cell table:style-name="Table3.A1" office:value-type="string">
              <text:p text:style-name="P10">Ported a scripting language interpreter to Java.</text:p>
            </table:table-cell>
          </table:table-row>
          <table:table-row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10"><text:span text:style-name="T1">Environment</text:span>: <text:span text:style-name="T2">Java, JSP/Servlets, Applets, Swing, Java web start, JavaCC, XML, LDAP, SSL, Visual SourceSafe, Ant, IntelliJ.</text:span></text:p>
            </table:table-cell>
          </table:table-row>
          <table:table-row>
            <table:table-cell table:style-name="Table3.A1" office:value-type="string">
              <text:p text:style-name="P9"/>
            </table:table-cell>
            <table:table-cell table:style-name="Table3.A1" office:value-type="string">
              <text:p text:style-name="P14"/>
            </table:table-cell>
            <table:table-cell table:style-name="Table3.A1" office:value-type="string">
              <text:p text:style-name="P14"/>
            </table:table-cell>
          </table:table-row>
        </table:table>
        <text:h text:style-name="P15" text:outline-level="2">SKILLS</text:h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6"><text:span text:style-name="T1">Development</text:span> :</text:p>
            </table:table-cell>
            <table:table-cell table:style-name="Table4.A1" office:value-type="string">
              <text:p text:style-name="P6">Excellent knowledge of the Android platform.</text:p>
            </table:table-cell>
          </table:table-row>
          <table:table-row>
            <table:table-cell table:style-name="Table4.A1" office:value-type="string">
              <text:p text:style-name="P6"/>
            </table:table-cell>
            <table:table-cell table:style-name="Table4.A1" office:value-type="string">
              <text:p text:style-name="P6">Excellent knowledge of the Java language.</text:p>
            </table:table-cell>
          </table:table-row>
          <table:table-row>
            <table:table-cell table:style-name="Table4.A1" office:value-type="string">
              <text:p text:style-name="P6"/>
            </table:table-cell>
            <table:table-cell table:style-name="Table4.A1" office:value-type="string">
              <text:p text:style-name="P6">Knowledge of the C++, C, C# languages.</text:p>
            </table:table-cell>
          </table:table-row>
          <table:table-row>
            <table:table-cell table:style-name="Table4.A1" office:value-type="string">
              <text:p text:style-name="P6"/>
            </table:table-cell>
            <table:table-cell table:style-name="Table4.A1" office:value-type="string">
              <text:p text:style-name="P6">Eclipse and IntelliJ environments.</text:p>
            </table:table-cell>
          </table:table-row>
          <table:table-row>
            <table:table-cell table:style-name="Table4.A1" office:value-type="string">
              <text:p text:style-name="P6"/>
            </table:table-cell>
            <table:table-cell table:style-name="Table4.A1" office:value-type="string">
              <text:p text:style-name="P6">Other skills: Shell, Perl, TCL, Pascal, Ada, assembly language.</text:p>
            </table:table-cell>
          </table:table-row>
        </table:table>
        <text:p text:style-name="P2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4"><text:span text:style-name="T1">Web</text:span> :</text:p>
            </table:table-cell>
            <table:table-cell table:style-name="Table5.A1" office:value-type="string">
              <text:p text:style-name="P4">Very good knowledge of HTML, CSS, Javascript, XML, XSL/T, Ajax.</text:p>
            </table:table-cell>
          </table:table-row>
          <table:table-row>
            <table:table-cell table:style-name="Table5.A1" office:value-type="string">
              <text:p text:style-name="P5"/>
            </table:table-cell>
            <table:table-cell table:style-name="Table5.A1" office:value-type="string">
              <text:p text:style-name="P4">Frameworks: JSP/Servlets, Struts, Turbine.</text:p>
            </table:table-cell>
          </table:table-row>
          <table:table-row>
            <table:table-cell table:style-name="Table5.A1" office:value-type="string">
              <text:p text:style-name="P5"/>
            </table:table-cell>
            <table:table-cell table:style-name="Table5.A1" office:value-type="string">
              <text:p text:style-name="P4">Other skills: Applets, Velocity, FreeMarker, PHP, Flash.</text:p>
            </table:table-cell>
          </table:table-row>
        </table:table>
        <text:p text:style-name="P2"/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4"><text:span text:style-name="T1">Databases</text:span> :</text:p>
            </table:table-cell>
            <table:table-cell table:style-name="Table6.A1" office:value-type="string">
              <text:p text:style-name="P4">SQL language; Oracle, MySQL and SQLite.</text:p>
            </table:table-cell>
          </table:table-row>
          <table:table-row>
            <table:table-cell table:style-name="Table6.A1" office:value-type="string">
              <text:p text:style-name="P5"/>
            </table:table-cell>
            <table:table-cell table:style-name="Table6.A1" office:value-type="string">
              <text:p text:style-name="P4">JPA, Hibernate, JDBC.</text:p>
            </table:table-cell>
          </table:table-row>
        </table:table>
        <text:p text:style-name="P2"/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4"><text:span text:style-name="T1">Concepts</text:span> :</text:p>
            </table:table-cell>
            <table:table-cell table:style-name="Table7.A1" office:value-type="string">
              <text:p text:style-name="P4">Design Patterns; Client/Server Architecture; UML.</text:p>
            </table:table-cell>
          </table:table-row>
        </table:table>
        <text:p text:style-name="P2"/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4"><text:span text:style-name="T1">Operating Systems</text:span> :</text:p>
            </table:table-cell>
            <table:table-cell table:style-name="Table8.A1" office:value-type="string">
              <text:p text:style-name="P4">Good knowledge of Linux / Unix; Windows; DOS.</text:p>
            </table:table-cell>
          </table:table-row>
        </table:table>
        <text:p text:style-name="P2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6"><text:span text:style-name="T1">Languages</text:span> :</text:p>
            </table:table-cell>
            <table:table-cell table:style-name="Table9.A1" office:value-type="string">
              <text:p text:style-name="P6">English: fluent.</text:p>
            </table:table-cell>
          </table:table-row>
          <table:table-row>
            <table:table-cell table:style-name="Table9.A1" office:value-type="string">
              <text:p text:style-name="P6"/>
            </table:table-cell>
            <table:table-cell table:style-name="Table9.A1" office:value-type="string">
              <text:p text:style-name="P6">French: native language.</text:p>
            </table:table-cell>
          </table:table-row>
        </table:table>
        <text:p text:style-name="P3"/>
        <text:h text:style-name="P15" text:outline-level="2"><text:soft-page-break/>EDUCATION</text:h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>
            <table:table-cell table:style-name="Table10.A1" office:value-type="string">
              <text:p text:style-name="P11">2005</text:p>
            </table:table-cell>
            <table:table-cell table:style-name="Table10.A1" office:value-type="string">
              <text:p text:style-name="P10"> . </text:p>
            </table:table-cell>
            <table:table-cell table:style-name="Table10.A1" office:value-type="string">
              <text:p text:style-name="P10">Microsoft certified .NET and C# training (MS-2349, one week.)</text:p>
            </table:table-cell>
          </table:table-row>
          <table:table-row>
            <table:table-cell table:style-name="Table10.A1" office:value-type="string">
              <text:p text:style-name="P10"> </text:p>
            </table:table-cell>
            <table:table-cell table:style-name="Table10.A1" office:value-type="string">
              <text:p text:style-name="P10"/>
            </table:table-cell>
            <table:table-cell table:style-name="Table10.A1" office:value-type="string">
              <text:p text:style-name="P10"/>
            </table:table-cell>
          </table:table-row>
          <table:table-row>
            <table:table-cell table:style-name="Table10.A3" office:value-type="string">
              <text:p text:style-name="P11">1998 - 2001</text:p>
            </table:table-cell>
            <table:table-cell table:style-name="Table10.A3" office:value-type="string">
              <text:p text:style-name="P10"> . </text:p>
            </table:table-cell>
            <table:table-cell table:style-name="Table10.A1" office:value-type="string">
              <text:p text:style-name="P8"><text:span text:style-name="T4">Computer science at </text:span><text:span text:style-name="T4">EPITA</text:span><text:span text:style-name="T4"> (Ecole Pour l'Informatique et les Techniques Avancées), Paris, France.</text:span></text:p>
            </table:table-cell>
          </table:table-row>
          <table:table-row>
            <table:table-cell table:style-name="Table10.A1" office:value-type="string">
              <text:p text:style-name="P10"/>
            </table:table-cell>
            <table:table-cell table:style-name="Table10.A1" office:value-type="string">
              <text:p text:style-name="P10"> . </text:p>
            </table:table-cell>
            <table:table-cell table:style-name="Table10.A1" office:value-type="string">
              <text:p text:style-name="P8"><text:span text:style-name="T4">Information Systems / Software Engineering</text:span><text:span text:style-name="T4"> option.</text:span></text:p>
            </table:table-cell>
          </table:table-row>
          <table:table-row>
            <table:table-cell table:style-name="Table10.A1" office:value-type="string">
              <text:p text:style-name="P10"> </text:p>
            </table:table-cell>
            <table:table-cell table:style-name="Table10.A1" office:value-type="string">
              <text:p text:style-name="P10"/>
            </table:table-cell>
            <table:table-cell table:style-name="Table10.A1" office:value-type="string">
              <text:p text:style-name="P10"/>
            </table:table-cell>
          </table:table-row>
          <table:table-row>
            <table:table-cell table:style-name="Table10.A3" office:value-type="string">
              <text:p text:style-name="P11">1996 - 1998</text:p>
            </table:table-cell>
            <table:table-cell table:style-name="Table10.A3" office:value-type="string">
              <text:p text:style-name="P10"> . </text:p>
            </table:table-cell>
            <table:table-cell table:style-name="Table10.A1" office:value-type="string">
              <text:p text:style-name="P8"><text:span text:style-name="T4">D.U.T. informatique (Diplôme Universitaire Technologique in computer science), Software Engineering option, at </text:span><text:span text:style-name="T4">I.U.T. of Vélizy</text:span><text:span text:style-name="T4">, France.</text:span></text:p>
            </table:table-cell>
          </table:table-row>
          <table:table-row>
            <table:table-cell table:style-name="Table10.A1" office:value-type="string">
              <text:p text:style-name="P10"> </text:p>
            </table:table-cell>
            <table:table-cell table:style-name="Table10.A1" office:value-type="string">
              <text:p text:style-name="P10"/>
            </table:table-cell>
            <table:table-cell table:style-name="Table10.A1" office:value-type="string">
              <text:p text:style-name="P10"/>
            </table:table-cell>
          </table:table-row>
          <table:table-row>
            <table:table-cell table:style-name="Table10.A1" office:value-type="string">
              <text:p text:style-name="P11">1996</text:p>
            </table:table-cell>
            <table:table-cell table:style-name="Table10.A1" office:value-type="string">
              <text:p text:style-name="P10"> . </text:p>
            </table:table-cell>
            <table:table-cell table:style-name="Table10.A1" office:value-type="string">
              <text:p text:style-name="P10">Baccalauréat, Science series, Mathematics option.</text:p>
            </table:table-cell>
          </table:table-row>
          <table:table-row>
            <table:table-cell table:style-name="Table10.A1" office:value-type="string">
              <text:p text:style-name="P9"> </text:p>
            </table:table-cell>
            <table:table-cell table:style-name="Table10.A1" office:value-type="string">
              <text:p text:style-name="P14"/>
            </table:table-cell>
            <table:table-cell table:style-name="Table10.A1" office:value-type="string">
              <text:p text:style-name="P14"/>
            </table:table-cell>
          </table:table-row>
        </table:table>
        <text:h text:style-name="P16" text:outline-level="2">INTERESTS AND HOBBIES</text:h>
        <text:p text:style-name="P18">Reading (science, science-fiction), music (bass guitar), cinema, roller-blading, geocaching.<text:line-break/>Android application development (JRAF.org/android/).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Roboto Lt" svg:font-family="'Roboto L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14.99mm" fo:margin-right="1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D </meta:initial-creator>
    <meta:creation-date>2013-04-23T10:27:24</meta:creation-date>
    <dc:date>2013-04-23T11:09:18</dc:date>
    <dc:creator>BoD </dc:creator>
    <meta:editing-duration>PT13M35S</meta:editing-duration>
    <meta:editing-cycles>8</meta:editing-cycles>
    <meta:generator>LibreOffice/3.6$Linux_X86_64 LibreOffice_project/360m1$Build-2</meta:generator>
    <meta:document-statistic meta:table-count="9" meta:image-count="0" meta:object-count="0" meta:page-count="3" meta:paragraph-count="119" meta:word-count="602" meta:character-count="4302" meta:non-whitespace-character-count="3746"/>
  </office:meta>
</office:document-meta>
</file>